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4000009C4C255CBF7070586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40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0.465cm" fo:min-width="6.413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4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8pt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size="6pt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4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end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size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7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7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2"><text:span text:style-name="T1">W</text:span><text:span text:style-name="T1">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7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</text:span><text:span text:style-name="T1">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2"><text:span text:style-name="T1">Alu</text:span><text:span text:style-name="T1">_re</text:span><text:span text:style-name="T1">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2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2"><text:span text:style-name="T1">Da</text:span><text:span text:style-name="T1">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2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37" draw:text-style-name="P10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11"><text:span text:style-name="T4">Rea</text:span><text:span text:style-name="T4">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38" draw:text-style-name="P4" draw:layer="layout" svg:x1="27.125cm" svg:y1="10.25cm" svg:x2="26.75cm" svg:y2="10.25cm">
          <text:p/>
        </draw:line>
        <draw:line draw:style-name="gr38" draw:text-style-name="P4" draw:layer="layout" svg:x1="28.562cm" svg:y1="10.375cm" svg:x2="28cm" svg:y2="10.375cm">
          <text:p/>
        </draw:line>
        <draw:line draw:style-name="gr38" draw:text-style-name="P4" draw:layer="layout" svg:x1="28.562cm" svg:y1="10.375cm" svg:x2="28.5cm" svg:y2="18cm">
          <text:p/>
        </draw:line>
        <draw:line draw:style-name="gr38" draw:text-style-name="P4" draw:layer="layout" svg:x1="9.875cm" svg:y1="18cm" svg:x2="28.5cm" svg:y2="18.001cm">
          <text:p/>
        </draw:line>
        <draw:line draw:style-name="gr38" draw:text-style-name="P4" draw:layer="layout" svg:x1="9.876cm" svg:y1="18.001cm" svg:x2="9.875cm" svg:y2="12cm">
          <text:p/>
        </draw:line>
        <draw:line draw:style-name="gr38" draw:text-style-name="P4" draw:layer="layout" svg:x1="10.625cm" svg:y1="12cm" svg:x2="9.876cm" svg:y2="12.001cm">
          <text:p/>
        </draw:line>
        <draw:custom-shape draw:style-name="gr39" draw:text-style-name="P14" draw:layer="layout" svg:width="8.312cm" svg:height="1.562cm" svg:x="18.375cm" svg:y="4.25cm">
          <text:p text:style-name="P13"><text:span text:style-name="T5">HOLY CORE V1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0" draw:text-style-name="P14" draw:layer="layout" svg:width="6.938cm" svg:height="0.75cm" svg:x="11.312cm" svg:y="16.25cm">
          <text:p text:style-name="P13"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C</text:span><text:span text:style-name="T5">Y</text:span><text:span text:style-name="T5">C</text:span><text:span text:style-name="T5">L</text:span><text:span text:style-name="T5">E</text:span><text:span text:style-name="T5"> </text:span><text:span text:style-name="T5">E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10272.687885352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1" draw:text-style-name="P10" draw:layer="layout" svg:width="3.096cm" svg:height="3.096cm" svg:x="4.375cm" svg:y="3.466cm">
          <draw:image xlink:href="Pictures/10000001000009C4000009C4C255CBF70705868C.png" xlink:type="simple" xlink:show="embed" xlink:actuate="onLoad" draw:mime-type="image/png">
            <text:p/>
          </draw:image>
        </draw:frame>
      </draw:page>
      <draw:page draw:name="Blocks" draw:style-name="dp1" draw:master-page-name="Standard">
        <draw:line draw:style-name="gr11" draw:text-style-name="P4" draw:layer="layout" svg:x1="6.125cm" svg:y1="3.5cm" svg:x2="6.125cm" svg:y2="4.875cm">
          <text:p/>
        </draw:line>
        <draw:line draw:style-name="gr11" draw:text-style-name="P4" draw:layer="layout" svg:x1="6.125cm" svg:y1="5.125cm" svg:x2="6.125cm" svg:y2="6.5cm">
          <text:p/>
        </draw:line>
        <draw:line draw:style-name="gr11" draw:text-style-name="P4" draw:layer="layout" svg:x1="6.125cm" svg:y1="5.126cm" svg:x2="6.375cm" svg:y2="5cm">
          <text:p/>
        </draw:line>
        <draw:line draw:style-name="gr11" draw:text-style-name="P4" draw:layer="layout" svg:x1="6.125cm" svg:y1="4.875cm" svg:x2="6.375cm" svg:y2="5cm">
          <text:p/>
        </draw:line>
        <draw:line draw:style-name="gr11" draw:text-style-name="P4" draw:layer="layout" svg:x1="6.125cm" svg:y1="3.5cm" svg:x2="7.375cm" svg:y2="4.125cm">
          <text:p/>
        </draw:line>
        <draw:line draw:style-name="gr11" draw:text-style-name="P4" draw:layer="layout" svg:x1="6.125cm" svg:y1="6.5cm" svg:x2="7.375cm" svg:y2="5.875cm">
          <text:p/>
        </draw:line>
        <draw:line draw:style-name="gr11" draw:text-style-name="P4" draw:layer="layout" svg:x1="7.375cm" svg:y1="4.125cm" svg:x2="7.375cm" svg:y2="5.875cm">
          <text:p/>
        </draw:line>
        <draw:frame draw:style-name="gr13" draw:text-style-name="P15" draw:layer="layout" svg:width="2.188cm" svg:height="0.962cm" draw:transform="rotate (1.5707963267949) translate (6.375cm 6.063cm)">
          <draw:text-box>
            <text:p text:style-name="P10">ALU</text:p>
          </draw:text-box>
        </draw:frame>
        <draw:custom-shape draw:style-name="gr42" draw:text-style-name="P1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9.062cm" svg:y="4.98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9cm" svg:y="3.68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10.187cm" svg:y="3.681cm">
          <draw:text-box>
            <text:p text:style-name="P10"><text:span text:style-name="T1">RD</text:span></text:p>
          </draw:text-box>
        </draw:frame>
        <draw:custom-shape draw:style-name="gr5" draw:text-style-name="P1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11.937cm" svg:y="4.982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11.875cm" svg:y="3.68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13.062cm" svg:y="3.681cm">
          <draw:text-box>
            <text:p text:style-name="P10"><text:span text:style-name="T1">RD</text:span></text:p>
          </draw:text-box>
        </draw:frame>
        <draw:frame draw:style-name="gr2" draw:text-style-name="P3" draw:layer="layout" svg:width="1.25cm" svg:height="0.569cm" svg:x="12.562cm" svg:y="2.937cm">
          <draw:text-box>
            <text:p text:style-name="P10"><text:span text:style-name="T1">W</text:span><text:span text:style-name="T1">E</text:span></text:p>
          </draw:text-box>
        </draw:frame>
        <draw:frame draw:style-name="gr2" draw:text-style-name="P3" draw:layer="layout" svg:width="1.25cm" svg:height="0.569cm" svg:x="11.625cm" svg:y="4.25cm">
          <draw:text-box>
            <text:p text:style-name="P10"><text:span text:style-name="T1">W</text:span><text:span text:style-name="T1">D</text:span></text:p>
          </draw:text-box>
        </draw:frame>
        <draw:frame draw:style-name="gr2" draw:text-style-name="P3" draw:layer="layout" svg:width="1.25cm" svg:height="0.569cm" svg:x="11.625cm" svg:y="4.812cm">
          <draw:text-box>
            <text:p text:style-name="P10"><text:span text:style-name="T1">BE</text:span></text:p>
          </draw:text-box>
        </draw:frame>
        <draw:line draw:style-name="gr11" draw:text-style-name="P4" draw:layer="layout" svg:x1="6.125cm" svg:y1="8.187cm" svg:x2="6.125cm" svg:y2="8.625cm">
          <text:p/>
        </draw:line>
        <draw:line draw:style-name="gr11" draw:text-style-name="P4" draw:layer="layout" svg:x1="7.437cm" svg:y1="7.687cm" svg:x2="7.437cm" svg:y2="8.625cm">
          <text:p/>
        </draw:line>
        <draw:line draw:style-name="gr11" draw:text-style-name="P4" draw:layer="layout" svg:x1="6.125cm" svg:y1="8.625cm" svg:x2="7.437cm" svg:y2="8.625cm">
          <text:p/>
        </draw:line>
        <draw:line draw:style-name="gr11" draw:text-style-name="P4" draw:layer="layout" svg:x1="6.125cm" svg:y1="8.187cm" svg:x2="7.437cm" svg:y2="7.687cm">
          <text:p/>
        </draw:line>
        <draw:frame draw:style-name="gr6" draw:text-style-name="P6" draw:layer="layout" svg:width="1.125cm" svg:height="1.205cm" svg:x="6.5cm" svg:y="7.687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4.312cm" svg:y1="3.562cm" svg:x2="4.312cm" svg:y2="4.937cm">
          <text:p/>
        </draw:line>
        <draw:line draw:style-name="gr11" draw:text-style-name="P4" draw:layer="layout" svg:x1="4.312cm" svg:y1="5.187cm" svg:x2="4.312cm" svg:y2="6.562cm">
          <text:p/>
        </draw:line>
        <draw:line draw:style-name="gr11" draw:text-style-name="P4" draw:layer="layout" svg:x1="4.312cm" svg:y1="5.188cm" svg:x2="4.562cm" svg:y2="5.062cm">
          <text:p/>
        </draw:line>
        <draw:line draw:style-name="gr11" draw:text-style-name="P4" draw:layer="layout" svg:x1="4.312cm" svg:y1="4.937cm" svg:x2="4.562cm" svg:y2="5.062cm">
          <text:p/>
        </draw:line>
        <draw:line draw:style-name="gr11" draw:text-style-name="P4" draw:layer="layout" svg:x1="4.312cm" svg:y1="3.562cm" svg:x2="5.562cm" svg:y2="4.187cm">
          <text:p/>
        </draw:line>
        <draw:line draw:style-name="gr11" draw:text-style-name="P4" draw:layer="layout" svg:x1="4.312cm" svg:y1="6.562cm" svg:x2="5.562cm" svg:y2="5.937cm">
          <text:p/>
        </draw:line>
        <draw:line draw:style-name="gr11" draw:text-style-name="P4" draw:layer="layout" svg:x1="5.562cm" svg:y1="4.187cm" svg:x2="5.562cm" svg:y2="5.937cm">
          <text:p/>
        </draw:line>
        <draw:frame draw:style-name="gr13" draw:text-style-name="P15" draw:layer="layout" svg:width="2.188cm" svg:height="0.962cm" draw:transform="rotate (1.5707963267949) translate (4.562cm 6.125cm)">
          <draw:text-box>
            <text:p text:style-name="P10">+</text:p>
          </draw:text-box>
        </draw:frame>
        <draw:custom-shape draw:style-name="gr3" draw:text-style-name="P1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12cm" svg:y1="7.125cm" svg:x2="9cm" svg:y2="6.937cm">
          <text:p/>
        </draw:line>
        <draw:line draw:style-name="gr4" draw:text-style-name="P4" draw:layer="layout" svg:x1="9.312cm" svg:y1="7.125cm" svg:x2="9.625cm" svg:y2="6.937cm">
          <text:p/>
        </draw:line>
        <draw:line draw:style-name="gr4" draw:text-style-name="P4" draw:layer="layout" svg:x1="9.437cm" svg:y1="3.188cm" svg:x2="9.125cm" svg:y2="3cm">
          <text:p/>
        </draw:line>
        <draw:line draw:style-name="gr4" draw:text-style-name="P4" draw:layer="layout" svg:x1="9.437cm" svg:y1="3.188cm" svg:x2="9.75cm" svg:y2="3cm">
          <text:p/>
        </draw:line>
        <draw:line draw:style-name="gr4" draw:text-style-name="P4" draw:layer="layout" svg:x1="12.312cm" svg:y1="3.188cm" svg:x2="12cm" svg:y2="3cm">
          <text:p/>
        </draw:line>
        <draw:line draw:style-name="gr4" draw:text-style-name="P4" draw:layer="layout" svg:x1="12.312cm" svg:y1="3.188cm" svg:x2="12.625cm" svg:y2="3cm">
          <text:p/>
        </draw:line>
        <draw:custom-shape draw:style-name="gr17" draw:text-style-name="P1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3.687cm" svg:y="11.318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1.812cm" svg:y="7.662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1.812cm" svg:y="8.081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1.812cm" svg:y="8.462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1.812cm" svg:y="8.837cm">
          <draw:text-box>
            <text:p text:style-name="P10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1.812cm" svg:y="9.25cm">
          <draw:text-box>
            <text:p text:style-name="P10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3.687cm" svg:y="7.425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3.688cm" svg:y="7.825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3.5cm" svg:y="8.062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3.5cm" svg:y="8.463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3cm" svg:y="8.864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3.283cm" svg:y="9.3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frame draw:style-name="gr22" draw:text-style-name="P3" draw:layer="layout" svg:width="2.25cm" svg:height="0.887cm" svg:x="13.283cm" svg:y="9.701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3.283cm" svg:y="10.10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custom-shape draw:style-name="gr43" draw:text-style-name="P1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4.999cm" svg:y="10.618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4.999cm" svg:y="11.181cm">
          <draw:text-box>
            <text:p text:style-name="P10"><text:span text:style-name="T1">1</text:span></text:p>
          </draw:text-box>
        </draw:frame>
        <draw:custom-shape draw:style-name="gr44" draw:text-style-name="P1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6.186cm" svg:y="10.6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6.186cm" svg:y="11.1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6.187cm" svg:y="11.6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6.187cm" svg:y="12.243cm">
          <draw:text-box>
            <text:p text:style-name="P10"><text:span text:style-name="T1">11</text:span></text:p>
          </draw:text-box>
        </draw:frame>
        <draw:custom-shape draw:style-name="gr7" draw:text-style-name="P1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9.412cm" svg:y="5.95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7.994cm" svg:y="3.67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9.796cm" svg:y="3.68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9.021cm" svg:y="2.75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17.312cm" svg:y="5.11cm">
          <draw:text-box>
            <text:p text:style-name="P10"><text:span text:style-name="T1">A3</text:span></text:p>
          </draw:text-box>
        </draw:frame>
        <draw:line draw:style-name="gr4" draw:text-style-name="P4" draw:layer="layout" svg:x1="18.513cm" svg:y1="3.188cm" svg:x2="18.201cm" svg:y2="3cm">
          <text:p/>
        </draw:line>
        <draw:line draw:style-name="gr4" draw:text-style-name="P4" draw:layer="layout" svg:x1="18.513cm" svg:y1="3.188cm" svg:x2="18.826cm" svg:y2="3cm">
          <text:p/>
        </draw:line>
        <draw:frame draw:style-name="gr9" draw:text-style-name="P3" draw:layer="layout" svg:width="0.881cm" svg:height="0.941cm" svg:x="17.995cm" svg:y="4.27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9.796cm" svg:y="4.28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7.437cm" svg:y="5.575cm">
          <draw:text-box>
            <text:p text:style-name="P10"><text:span text:style-name="T1">W</text:span><text:span text:style-name="T1">D3</text:span></text:p>
          </draw:text-box>
        </draw:frame>
        <draw:custom-shape draw:style-name="gr32" draw:text-style-name="P1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13.062cm" svg:y="14.412cm">
          <draw:text-box>
            <text:p text:style-name="P16"><text:span text:style-name="T1">BE</text:span></text:p>
            <text:p text:style-name="P16"><text:span text:style-name="T1">De</text:span><text:span text:style-name="T1">co</text:span><text:span text:style-name="T1">der</text:span></text:p>
          </draw:text-box>
        </draw:frame>
        <draw:frame draw:style-name="gr34" draw:text-style-name="P3" draw:layer="layout" svg:width="1.563cm" svg:height="0.875cm" svg:x="11.812cm" svg:y="13.312cm">
          <draw:text-box>
            <text:p text:style-name="P10"><text:span text:style-name="T1">Alu</text:span><text:span text:style-name="T1">_re</text:span><text:span text:style-name="T1">s</text:span></text:p>
          </draw:text-box>
        </draw:frame>
        <draw:frame draw:style-name="gr2" draw:text-style-name="P3" draw:layer="layout" svg:width="0.938cm" svg:height="0.569cm" svg:x="11.812cm" svg:y="8.082cm">
          <draw:text-box>
            <text:p text:style-name="P10"><text:span text:style-name="T1">F3</text:span></text:p>
          </draw:text-box>
        </draw:frame>
        <draw:frame draw:style-name="gr35" draw:text-style-name="P3" draw:layer="layout" svg:width="0.938cm" svg:height="1cm" svg:x="11.812cm" svg:y="12.662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13.437cm" svg:y="12.875cm">
          <draw:text-box>
            <text:p text:style-name="P10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13.437cm" svg:y="13.493cm">
          <draw:text-box>
            <text:p text:style-name="P10"><text:span text:style-name="T1">Da</text:span><text:span text:style-name="T1">ta</text:span></text:p>
          </draw:text-box>
        </draw:frame>
        <draw:frame draw:style-name="gr36" draw:text-style-name="P3" draw:layer="layout" svg:width="1.938cm" svg:height="1.059cm" svg:x="11.75cm" svg:y="13.878cm">
          <draw:text-box>
            <text:p text:style-name="P10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11" draw:text-style-name="P4" draw:layer="layout" svg:x1="7.937cm" svg:y1="10.437cm" svg:x2="7.937cm" svg:y2="11.187cm">
          <text:p/>
        </draw:line>
        <draw:line draw:style-name="gr11" draw:text-style-name="P4" draw:layer="layout" svg:x1="7.937cm" svg:y1="10.437cm" svg:x2="8.625cm" svg:y2="10.437cm">
          <text:p/>
        </draw:line>
        <draw:line draw:style-name="gr11" draw:text-style-name="P4" draw:layer="layout" svg:x1="7.937cm" svg:y1="11.187cm" svg:x2="8.625cm" svg:y2="11.187cm">
          <text:p/>
        </draw:line>
        <draw:ellipse draw:style-name="gr37" draw:text-style-name="P10" draw:layer="layout" svg:width="0.709cm" svg:height="0.75cm" svg:x="8.228cm" svg:y="10.437cm" draw:kind="arc" draw:start-angle="266.64" draw:end-angle="89.36">
          <text:p/>
        </draw:ellipse>
      </draw:page>
      <draw:page draw:name="LW" draw:style-name="dp1" draw:master-page-name="Standard"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15" draw:layer="layout" svg:width="2.188cm" svg:height="0.962cm" draw:transform="rotate (1.5707963267949) translate (17.387cm 11.425cm)">
          <draw:text-box>
            <text:p text:style-name="P10">ALU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2cm" svg:y="5.589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line draw:style-name="gr26" draw:text-style-name="P4" draw:layer="layout" svg:x1="13.625cm" svg:y1="15.312cm" svg:x2="14.7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15" draw:layer="layout" svg:width="2.188cm" svg:height="0.962cm" draw:transform="rotate (1.5707963267949) translate (6.375cm 16.275cm)">
          <draw:text-box>
            <text:p text:style-name="P10">+</text:p>
          </draw:text-box>
        </draw:frame>
        <draw:line draw:style-name="gr27" draw:text-style-name="P4" draw:layer="layout" svg:x1="6.125cm" svg:y1="14.437cm" svg:x2="5.5cm" svg:y2="14.437cm">
          <text:p/>
        </draw:lin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4.312cm" svg:y2="9.425cm">
          <text:p/>
        </draw:line>
        <draw:line draw:style-name="gr26" draw:text-style-name="P4" draw:layer="layout" svg:x1="13.725cm" svg:y1="9.612cm" svg:x2="17.125cm" svg:y2="9.612cm">
          <text:p/>
        </draw:line>
        <draw:line draw:style-name="gr26" draw:text-style-name="P4" draw:layer="layout" svg:x1="14.75cm" svg:y1="15.312cm" svg:x2="14.75cm" svg:y2="11.125cm">
          <text:p/>
        </draw:line>
        <draw:line draw:style-name="gr26" draw:text-style-name="P4" draw:layer="layout" svg:x1="14.75cm" svg:y1="11.125cm" svg:x2="15.937cm" svg:y2="11.12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6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10.125cm" svg:y2="4.587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frame draw:style-name="gr22" draw:text-style-name="P3" draw:layer="layout" svg:width="1.25cm" svg:height="0.887cm" svg:x="9.137cm" svg:y="4.163cm">
          <draw:text-box>
            <text:p text:style-name="P10"><text:span text:style-name="T1">7’b</text:span><text:span text:style-name="T1">0</text:span></text:p>
          </draw:text-box>
        </draw:frame>
      </draw:page>
      <draw:page draw:name="SW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15" draw:layer="layout" svg:width="2.188cm" svg:height="0.962cm" draw:transform="rotate (1.5707963267949) translate (17.388cm 11.416cm)">
          <draw:text-box>
            <text:p text:style-name="P10">ALU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26" draw:text-style-name="P4" draw:layer="layout" svg:x1="13.626cm" svg:y1="15.303cm" svg:x2="14.751cm" svg:y2="15.303cm">
          <text:p/>
        </draw:lin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15" draw:layer="layout" svg:width="2.188cm" svg:height="0.962cm" draw:transform="rotate (1.5707963267949) translate (6.376cm 16.266cm)">
          <draw:text-box>
            <text:p text:style-name="P10">+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4.751cm" svg:y1="15.303cm" svg:x2="14.751cm" svg:y2="11.116cm">
          <text:p/>
        </draw:line>
        <draw:line draw:style-name="gr26" draw:text-style-name="P4" draw:layer="layout" svg:x1="14.751cm" svg:y1="11.116cm" svg:x2="15.938cm" svg:y2="11.116cm">
          <text:p/>
        </draw:line>
        <draw:line draw:style-name="gr26" draw:text-style-name="P4" draw:layer="layout" svg:x1="15.813cm" svg:y1="11.116cm" svg:x2="17.126cm" svg:y2="11.116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7.751cm" svg:y2="10.241cm">
          <text:p/>
        </draw:line>
        <draw:line draw:style-name="gr26" draw:text-style-name="P4" draw:layer="layout" svg:x1="27.751cm" svg:y1="10.241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line draw:style-name="gr26" draw:text-style-name="P4" draw:layer="layout" svg:x1="15.313cm" svg:y1="12.741cm" svg:x2="23.176cm" svg:y2="12.741cm">
          <text:p/>
        </draw:line>
        <draw:line draw:style-name="gr26" draw:text-style-name="P4" draw:layer="layout" svg:x1="15.314cm" svg:y1="12.741cm" svg:x2="15.313cm" svg:y2="10.741cm">
          <text:p/>
        </draw:line>
        <draw:line draw:style-name="gr26" draw:text-style-name="P4" draw:layer="layout" svg:x1="13.688cm" svg:y1="10.741cm" svg:x2="15.314cm" svg:y2="10.741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</draw:page>
      <draw:page draw:name="RTYPES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87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3.625cm" svg:y1="15.313cm" svg:x2="14cm" svg:y2="15.313cm">
          <text:p/>
        </draw:lin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custom-shape draw:style-name="gr1" draw:text-style-name="P1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6.25cm" svg:y="9.893cm">
          <draw:text-box>
            <text:p text:style-name="P10"><text:span text:style-name="T1">1</text:span></text:p>
          </draw:text-box>
        </draw:frame>
        <draw:line draw:style-name="gr26" draw:text-style-name="P4" draw:layer="layout" svg:x1="27cm" svg:y1="9.875cm" svg:x2="27.749cm" svg:y2="9.875cm">
          <text:p/>
        </draw:line>
        <draw:line draw:style-name="gr26" draw:text-style-name="P4" draw:layer="layout" svg:x1="25.75cm" svg:y1="9.541cm" svg:x2="26.438cm" svg:y2="9.541cm">
          <text:p/>
        </draw:line>
        <draw:line draw:style-name="gr26" draw:text-style-name="P4" draw:layer="layout" svg:x1="25.75cm" svg:y1="9.541cm" svg:x2="25.75cm" svg:y2="8.812cm">
          <text:p/>
        </draw:line>
        <draw:line draw:style-name="gr26" draw:text-style-name="P4" draw:layer="layout" svg:x1="22.25cm" svg:y1="8.809cm" svg:x2="25.75cm" svg:y2="8.813cm">
          <text:p/>
        </draw:line>
        <draw:line draw:style-name="gr26" draw:text-style-name="P4" draw:layer="layout" svg:x1="22.25cm" svg:y1="8.809cm" svg:x2="22.25cm" svg:y2="10.25cm">
          <text:p/>
        </draw:line>
        <draw:frame draw:style-name="gr21" draw:text-style-name="P3" draw:layer="layout" svg:width="1.501cm" svg:height="0.574cm" svg:x="12.422cm" svg:y="3.718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3cm" svg:x2="26.75cm" svg:y2="4.03cm">
          <text:p/>
        </draw:line>
        <draw:line draw:style-name="gr30" draw:text-style-name="P4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937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custom-shape draw:style-name="gr1" draw:text-style-name="P1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44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6.25cm" svg:y="9.907cm">
          <draw:text-box>
            <text:p text:style-name="P10"><text:span text:style-name="T1">1</text:span></text:p>
          </draw:text-box>
        </draw:frame>
        <draw:line draw:style-name="gr26" draw:text-style-name="P4" draw:layer="layout" svg:x1="25.75cm" svg:y1="9.555cm" svg:x2="26.438cm" svg:y2="9.555cm">
          <text:p/>
        </draw:line>
        <draw:line draw:style-name="gr26" draw:text-style-name="P4" draw:layer="layout" svg:x1="25.75cm" svg:y1="9.555cm" svg:x2="25.75cm" svg:y2="8.826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6.75cm" svg:y2="4.044cm">
          <text:p/>
        </draw:line>
        <draw:line draw:style-name="gr30" draw:text-style-name="P4" draw:layer="layout" svg:x1="26.75cm" svg:y1="9.264cm" svg:x2="26.75cm" svg:y2="4.039cm">
          <text:p/>
        </draw:line>
        <draw:line draw:style-name="gr26" draw:text-style-name="P4" draw:layer="layout" svg:x1="27cm" svg:y1="9.937cm" svg:x2="27.75cm" svg:y2="9.937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0"><text:span text:style-name="T1">alu</text:span><text:span text:style-name="T1">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0"><text:span text:style-name="T1">alu</text:span><text:span text:style-name="T1">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</draw:page>
      <draw:page draw:name="PARTIAL_STORE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10"><text:span text:style-name="T1">W</text:span><text:span text:style-name="T1">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10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10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10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10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10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10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10"><text:span text:style-name="T1">32’</text:span><text:span text:style-name="T1">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16"><text:span text:style-name="T1">BE</text:span></text:p>
            <text:p text:style-name="P16"><text:span text:style-name="T1">De</text:span><text:span text:style-name="T1">co</text:span><text:span text:style-name="T1">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10"><text:span text:style-name="T1">Alu</text:span><text:span text:style-name="T1">_re</text:span><text:span text:style-name="T1">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10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10"><text:span text:style-name="T1">Da</text:span><text:span text:style-name="T1">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10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PARTIAL LOAD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</text:span><text:span text:style-name="T1">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10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</text:span><text:span text:style-name="T1">ta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10"><text:span text:style-name="T1">W</text:span><text:span text:style-name="T1">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10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10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10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10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10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10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10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10"><text:span text:style-name="T1">Im</text:span><text:span text:style-name="T1">m_</text:span><text:span text:style-name="T1">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10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10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10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10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10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10"><text:span text:style-name="T1">32’</text:span><text:span text:style-name="T1">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16"><text:span text:style-name="T1">BE</text:span></text:p>
            <text:p text:style-name="P16"><text:span text:style-name="T1">De</text:span><text:span text:style-name="T1">co</text:span><text:span text:style-name="T1">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10"><text:span text:style-name="T1">Alu</text:span><text:span text:style-name="T1">_re</text:span><text:span text:style-name="T1">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10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10"><text:span text:style-name="T1">Da</text:span><text:span text:style-name="T1">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10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37" draw:text-style-name="P10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16"><text:span text:style-name="T4">Rea</text:span><text:span text:style-name="T4">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38" draw:text-style-name="P4" draw:layer="layout" svg:x1="27.125cm" svg:y1="10.25cm" svg:x2="26.75cm" svg:y2="10.25cm">
          <text:p/>
        </draw:line>
        <draw:line draw:style-name="gr38" draw:text-style-name="P4" draw:layer="layout" svg:x1="28.562cm" svg:y1="10.375cm" svg:x2="28cm" svg:y2="10.375cm">
          <text:p/>
        </draw:line>
        <draw:line draw:style-name="gr38" draw:text-style-name="P4" draw:layer="layout" svg:x1="28.562cm" svg:y1="10.375cm" svg:x2="28.5cm" svg:y2="18cm">
          <text:p/>
        </draw:line>
        <draw:line draw:style-name="gr38" draw:text-style-name="P4" draw:layer="layout" svg:x1="9.875cm" svg:y1="18cm" svg:x2="28.5cm" svg:y2="18.001cm">
          <text:p/>
        </draw:line>
        <draw:line draw:style-name="gr38" draw:text-style-name="P4" draw:layer="layout" svg:x1="9.876cm" svg:y1="18.001cm" svg:x2="9.875cm" svg:y2="12cm">
          <text:p/>
        </draw:line>
        <draw:line draw:style-name="gr38" draw:text-style-name="P4" draw:layer="layout" svg:x1="10.625cm" svg:y1="12cm" svg:x2="9.876cm" svg:y2="12.001cm">
          <text:p/>
        </draw:line>
      </draw:page>
      <draw:page draw:name="page13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</text:span><text:span text:style-name="T1">tru</text:span><text:span text:style-name="T1">cti</text:span><text:span text:style-name="T1">on</text:span></text:p>
            <text:p text:style-name="P16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</text:span><text:span text:style-name="T1">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</text:span><text:span text:style-name="T1">gis</text:span><text:span text:style-name="T1">ter</text:span></text:p>
            <text:p text:style-name="P16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10"><text:span text:style-name="T1">W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10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10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10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10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10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10"><text:span text:style-name="T1">ALU_s</text:span><text:span text:style-name="T1">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10"><text:span text:style-name="T1">Sec_ad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10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10"><text:span text:style-name="T1">r</text:span><text:span text:style-name="T1">e</text:span><text:span text:style-name="T1">g</text:span><text:span text:style-name="T1">_</text:span><text:span text:style-name="T1">w</text:span><text:span text:style-name="T1">r</text:span><text:span text:style-name="T1">i</text:span><text:span text:style-name="T1">t</text:span><text:span text:style-name="T1">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10"><text:span text:style-name="T1">mem_</text:span><text:span text:style-name="T1">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10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10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10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10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16"><text:span text:style-name="T1">B</text:span><text:span text:style-name="T1">E</text:span></text:p>
            <text:p text:style-name="P16"><text:span text:style-name="T1">D</text:span><text:span text:style-name="T1">e</text:span><text:span text:style-name="T1">c</text:span><text:span text:style-name="T1">o</text:span><text:span text:style-name="T1">d</text:span><text:span text:style-name="T1">e</text:span><text:span text:style-name="T1">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10"><text:span text:style-name="T1">Alu_re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10"><text:span text:style-name="T1">Ma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10"><text:span text:style-name="T1">Da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10"><text:span text:style-name="T1">Reg_rea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37" draw:text-style-name="P10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16"><text:span text:style-name="T4">Rea</text:span><text:span text:style-name="T4">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38" draw:text-style-name="P4" draw:layer="layout" svg:x1="27.125cm" svg:y1="10.25cm" svg:x2="26.75cm" svg:y2="10.25cm">
          <text:p/>
        </draw:line>
        <draw:line draw:style-name="gr38" draw:text-style-name="P4" draw:layer="layout" svg:x1="28.562cm" svg:y1="10.375cm" svg:x2="28cm" svg:y2="10.375cm">
          <text:p/>
        </draw:line>
        <draw:line draw:style-name="gr38" draw:text-style-name="P4" draw:layer="layout" svg:x1="28.562cm" svg:y1="10.375cm" svg:x2="28.5cm" svg:y2="18cm">
          <text:p/>
        </draw:line>
        <draw:line draw:style-name="gr38" draw:text-style-name="P4" draw:layer="layout" svg:x1="9.875cm" svg:y1="18cm" svg:x2="28.5cm" svg:y2="18.001cm">
          <text:p/>
        </draw:line>
        <draw:line draw:style-name="gr38" draw:text-style-name="P4" draw:layer="layout" svg:x1="9.876cm" svg:y1="18.001cm" svg:x2="9.875cm" svg:y2="12cm">
          <text:p/>
        </draw:line>
        <draw:line draw:style-name="gr38" draw:text-style-name="P4" draw:layer="layout" svg:x1="10.625cm" svg:y1="12cm" svg:x2="9.876cm" svg:y2="12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4T21:07:02.194412225</dc:date>
    <meta:editing-duration>PT10H6M24S</meta:editing-duration>
    <meta:editing-cycles>53</meta:editing-cycles>
    <meta:generator>LibreOffice/7.3.7.2$Linux_X86_64 LibreOffice_project/30$Build-2</meta:generator>
    <meta:document-statistic meta:object-count="2055"/>
  </office:meta>
</office:document-meta>
</file>